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35pt"/>
    </style:style>
    <style:style style:name="co4" style:family="table-column">
      <style:table-column-properties fo:break-before="auto" style:column-width="102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ession1" table:style-name="ta1">
        <table:table-column table:style-name="co1" table:default-cell-style-name="ce1"/>
        <table:table-column table:style-name="co2" table:number-columns-repeated="1023" table:default-cell-style-name="ce2"/>
        <table:table-row table:style-name="ro1">
          <table:table-cell/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c_thresh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1] Ses01F_impro01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style-name="ce1" table:number-columns-repeated="1011"/>
        </table:table-row>
        <table:table-row table:style-name="ro1">
          <table:table-cell office:value-type="string" calcext:value-type="string">
            <text:p>Ses01F_impro0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F_impro03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urrentFrame&gt;19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F_impro04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F_impro05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290" calcext:value-type="float">
            <text:p>29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F_impro06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80" calcext:value-type="float">
            <text:p>480</text:p>
          </table:table-cell>
          <table:table-cell office:value-type="float" office:value="650" calcext:value-type="float">
            <text:p>65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F_impro07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520" calcext:value-type="float">
            <text:p>520</text:p>
          </table:table-cell>
          <table:table-cell office:value-type="float" office:value="680" calcext:value-type="float">
            <text:p>68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F_script01_1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80" calcext:value-type="float">
            <text:p>48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537-2566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F_script01_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80" calcext:value-type="float">
            <text:p>48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F_script01_3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80" calcext:value-type="float">
            <text:p>48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470-5491</text:p>
          </table:table-cell>
          <table:table-cell office:value-type="string" calcext:value-type="string">
            <text:p>7126-7153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CurrentFrame&gt;840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[11] Ses01F_script02_1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30" calcext:value-type="float">
            <text:p>430</text:p>
          </table:table-cell>
          <table:table-cell office:value-type="float" office:value="580" calcext:value-type="float">
            <text:p>5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40-980</text:p>
          </table:table-cell>
          <table:table-cell table:style-name="Default" office:value-type="string" calcext:value-type="string">
            <text:p>---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es01F_script02_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urrentFrame&gt;60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70" calcext:value-type="float">
            <text:p>47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F_script03_1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urrentFrame&gt;60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520" calcext:value-type="float">
            <text:p>520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F_script03_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520" calcext:value-type="float">
            <text:p>520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es01M_impro0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744-779</text:p>
          </table:table-cell>
          <table:table-cell table:style-name="ce1" office:value-type="string" calcext:value-type="string">
            <text:p>1144-1150</text:p>
          </table:table-cell>
          <table:table-cell table:style-name="ce1" office:value-type="string" calcext:value-type="string">
            <text:p>1208-1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s01M_impro02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80" calcext:value-type="float">
            <text:p>280</text:p>
          </table:table-cell>
          <table:table-cell office:value-type="float" office:value="530" calcext:value-type="float">
            <text:p>53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1M_impro03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80" calcext:value-type="float">
            <text:p>280</text:p>
          </table:table-cell>
          <table:table-cell office:value-type="float" office:value="500" calcext:value-type="float">
            <text:p>50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797-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s01M_impro04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530" calcext:value-type="float">
            <text:p>53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1M_impro05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530" calcext:value-type="float">
            <text:p>53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2752-3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s01M_impro06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21] Ses01M_impro07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office:value-type="float" office:value="480" calcext:value-type="float">
            <text:p>480</text:p>
          </table:table-cell>
          <table:table-cell office:value-type="float" office:value="610" calcext:value-type="float">
            <text:p>610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3082" calcext:value-type="float">
            <text:p>3082</text:p>
          </table:table-cell>
          <table:table-cell table:style-name="ce1" office:value-type="string" calcext:value-type="string">
            <text:p>4871-48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s01M_script01_1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1M_script01_2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1M_script01_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540" calcext:value-type="float">
            <text:p>540</text:p>
          </table:table-cell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5784-5808</text:p>
          </table:table-cell>
          <table:table-cell table:style-name="ce1" office:value-type="string" calcext:value-type="string">
            <text:p>14245-142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s01M_script02_1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1M_script02_2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1M_script03_1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float" office:value="250" calcext:value-type="float">
            <text:p>250</text:p>
          </table:table-cell>
          <table:table-cell office:value-type="float" office:value="480" calcext:value-type="float">
            <text:p>48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Frame&gt;830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1M_script03_2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794" calcext:value-type="float">
            <text:p>2794</text:p>
          </table:table-cell>
          <table:table-cell office:value-type="string" calcext:value-type="string">
            <text:p>4371-4396</text:p>
          </table:table-cell>
          <table:table-cell table:number-columns-repeated="101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2" table:style-name="ta1">
        <table:table-column table:style-name="co3" table:default-cell-style-name="ce1"/>
        <table:table-column table:style-name="co2" table:number-columns-repeated="1023" table:default-cell-style-name="ce2"/>
        <table:table-row table:style-name="ro1">
          <table:table-cell/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c_thresh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0] Ses02F_impro01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impro02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impro03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impro04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impro05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470" calcext:value-type="float">
            <text:p>47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impro06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470" calcext:value-type="float">
            <text:p>47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impro07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470" calcext:value-type="float">
            <text:p>470</text:p>
          </table:table-cell>
          <table:table-cell office:value-type="float" office:value="590" calcext:value-type="float">
            <text:p>590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impro08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470" calcext:value-type="float">
            <text:p>47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script01_1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script01_2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script01_3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script02_1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script02_2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script03_1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F_script03_2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impro01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impro02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impro03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130" calcext:value-type="float">
            <text:p>130</text:p>
          </table:table-cell>
          <table:table-cell office:value-type="float" office:value="290" calcext:value-type="float">
            <text:p>290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impro04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90" calcext:value-type="float">
            <text:p>290</text:p>
          </table:table-cell>
          <table:table-cell office:value-type="float" office:value="520" calcext:value-type="float">
            <text:p>520</text:p>
          </table:table-cell>
          <table:table-cell office:value-type="float" office:value="650" calcext:value-type="float">
            <text:p>65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impro05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impro06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impro07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2573,2574</text:p>
          </table:table-cell>
          <table:table-cell office:value-type="string" calcext:value-type="string">
            <text:p>2677,28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s02M_impro08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130" calcext:value-type="float">
            <text:p>130</text:p>
          </table:table-cell>
          <table:table-cell office:value-type="float" office:value="290" calcext:value-type="float">
            <text:p>290</text:p>
          </table:table-cell>
          <table:table-cell office:value-type="float" office:value="500" calcext:value-type="float">
            <text:p>500</text:p>
          </table:table-cell>
          <table:table-cell office:value-type="float" office:value="630" calcext:value-type="float">
            <text:p>630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196-211</text:p>
          </table:table-cell>
          <table:table-cell table:style-name="ce1" office:value-type="string" calcext:value-type="string">
            <text:p>3720-37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s02M_script01_1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630" calcext:value-type="float">
            <text:p>63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script01_2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630" calcext:value-type="float">
            <text:p>63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script01_3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480" calcext:value-type="float">
            <text:p>480</text:p>
          </table:table-cell>
          <table:table-cell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script02_1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script02_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Frame&gt;20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0&gt;currentFrame&gt;19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80" calcext:value-type="float">
            <text:p>58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37&gt;currentFrame&gt;5875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80" calcext:value-type="float">
            <text:p>58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rentFrame&gt;828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FIXED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string" calcext:value-type="string">
            <text:p>RIGH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rrentFrame&gt;1125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style-name="ce1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Ses02M_script03_1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520" calcext:value-type="float">
            <text:p>520</text:p>
          </table:table-cell>
          <table:table-cell office:value-type="float" office:value="630" calcext:value-type="float">
            <text:p>630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2M_script03_2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520" calcext:value-type="float">
            <text:p>520</text:p>
          </table:table-cell>
          <table:table-cell office:value-type="float" office:value="630" calcext:value-type="float">
            <text:p>63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966-1979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3" table:style-name="ta1">
        <table:table-column table:style-name="co4" table:default-cell-style-name="ce1"/>
        <table:table-column table:style-name="co2" table:number-columns-repeated="1023" table:default-cell-style-name="ce2"/>
        <table:table-row table:style-name="ro1">
          <table:table-cell/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c_threshol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[0] Ses03F_impro01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520" calcext:value-type="float">
            <text:p>520</text:p>
          </table:table-cell>
          <table:table-cell office:value-type="float" office:value="630" calcext:value-type="float">
            <text:p>63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impro02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520" calcext:value-type="float">
            <text:p>52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Frame&gt;270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420" calcext:value-type="float">
            <text:p>420</text:p>
          </table:table-cell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rentFrame&gt;38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420" calcext:value-type="float">
            <text:p>420</text:p>
          </table:table-cell>
          <table:table-cell office:value-type="float" office:value="530" calcext:value-type="float">
            <text:p>53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rentFrame&gt;508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480" calcext:value-type="float">
            <text:p>480</text:p>
          </table:table-cell>
          <table:table-cell office:value-type="float" office:value="610" calcext:value-type="float">
            <text:p>610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impro03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impro04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impro05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impro06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560" calcext:value-type="float">
            <text:p>560</text:p>
          </table:table-cell>
          <table:table-cell office:value-type="float" office:value="660" calcext:value-type="float">
            <text:p>66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impro07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580" calcext:value-type="float">
            <text:p>580</text:p>
          </table:table-cell>
          <table:table-cell office:value-type="float" office:value="660" calcext:value-type="float">
            <text:p>66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impro08</text:p>
          </table:table-cell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560" calcext:value-type="float">
            <text:p>560</text:p>
          </table:table-cell>
          <table:table-cell office:value-type="float" office:value="660" calcext:value-type="float">
            <text:p>66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script01_1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9236-95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s03F_script01_2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script01_3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8991-9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s03F_script02_1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237-268</text:p>
          </table:table-cell>
          <table:table-cell table:style-name="ce1" office:value-type="string" calcext:value-type="string">
            <text:p>1321-1404</text:p>
          </table:table-cell>
          <table:table-cell office:value-type="string" calcext:value-type="string">
            <text:p>--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s03F_script02_2</text:p>
          </table:table-cell>
          <table:table-cell office:value-type="float" office:value="180" calcext:value-type="float">
            <text:p>18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470" calcext:value-type="float">
            <text:p>470</text:p>
          </table:table-cell>
          <table:table-cell office:value-type="float" office:value="620" calcext:value-type="float">
            <text:p>62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7381-7385</text:p>
          </table:table-cell>
          <table:table-cell table:style-name="ce1" office:value-type="string" calcext:value-type="string">
            <text:p>7458-75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urrentFrame&gt;912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script03_1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F_script03_2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impro01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impro02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60" calcext:value-type="float">
            <text:p>260</text:p>
          </table:table-cell>
          <table:table-cell office:value-type="float" office:value="560" calcext:value-type="float">
            <text:p>560</text:p>
          </table:table-cell>
          <table:table-cell office:value-type="float" office:value="660" calcext:value-type="float">
            <text:p>6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0-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s03M_impro03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816-818</text:p>
          </table:table-cell>
          <table:table-cell table:style-name="ce1" office:value-type="string" calcext:value-type="string">
            <text:p>2144-2149</text:p>
          </table:table-cell>
          <table:table-cell table:style-name="ce4" office:value-type="string" calcext:value-type="string">
            <text:p>4093-4101</text:p>
          </table:table-cell>
          <table:table-cell table:style-name="ce1" office:value-type="string" calcext:value-type="string">
            <text:p>4240-4248</text:p>
          </table:table-cell>
          <table:table-cell table:style-name="ce1" office:value-type="string" calcext:value-type="string">
            <text:p>4387-4551</text:p>
          </table:table-cell>
          <table:table-cell table:style-name="ce1" office:value-type="string" calcext:value-type="string">
            <text:p>7457-74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s03M_impro04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impro05a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impro05b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impro06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impro07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impro08a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450" calcext:value-type="float">
            <text:p>450</text:p>
          </table:table-cell>
          <table:table-cell office:value-type="float" office:value="580" calcext:value-type="float">
            <text:p>58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rentFrame&gt;410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rentFrame&gt;468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450" calcext:value-type="float">
            <text:p>450</text:p>
          </table:table-cell>
          <table:table-cell office:value-type="float" office:value="560" calcext:value-type="float">
            <text:p>56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impro08b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450" calcext:value-type="float">
            <text:p>450</text:p>
          </table:table-cell>
          <table:table-cell office:value-type="float" office:value="580" calcext:value-type="float">
            <text:p>58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rentFrame&gt;180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450" calcext:value-type="float">
            <text:p>45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CurrentFrame&gt;400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450" calcext:value-type="float">
            <text:p>45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 office:value-type="string" calcext:value-type="string">
            <text:p>Ses03M_script01_1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610" calcext:value-type="float">
            <text:p>6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995-6998</text:p>
          </table:table-cell>
          <table:table-cell table:style-name="ce1" office:value-type="string" calcext:value-type="string">
            <text:p>7102-7107</text:p>
          </table:table-cell>
          <table:table-cell office:value-type="string" calcext:value-type="string">
            <text:p>7905-7915</text:p>
          </table:table-cell>
          <table:table-cell office:value-type="string" calcext:value-type="string">
            <text:p>8341-8358</text:p>
          </table:table-cell>
          <table:table-cell office:value-type="string" calcext:value-type="string">
            <text:p>---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s03M_script01_2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script01_3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script02_1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6451" calcext:value-type="float">
            <text:p>64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s03M_script02_2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rentFrame&gt;100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03M_script03_1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1164-1216</text:p>
          </table:table-cell>
          <table:table-cell table:style-name="ce1" office:value-type="string" calcext:value-type="string">
            <text:p>6272-63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s03M_script03_2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7149-7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rrentFrame&gt;7864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float" office:value="230" calcext:value-type="float">
            <text:p>230</text:p>
          </table:table-cell>
          <table:table-cell office:value-type="float" office:value="470" calcext:value-type="float">
            <text:p>470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style-name="ce1"/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4" table:style-name="ta1">
        <table:table-column table:style-name="co4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c_threshol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[0] Ses04F_impro0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480" calcext:value-type="float">
            <text:p>48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F_impro0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480" calcext:value-type="float">
            <text:p>48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F_impro03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480" calcext:value-type="float">
            <text:p>48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F_impro04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480" calcext:value-type="float">
            <text:p>48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F_impro05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F_impro06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480" calcext:value-type="float">
            <text:p>48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534-66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s04F_impro07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610" calcext:value-type="float">
            <text:p>61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4308-4348</text:p>
          </table:table-cell>
          <table:table-cell table:style-name="ce1" office:value-type="string" calcext:value-type="string">
            <text:p>4393-4509</text:p>
          </table:table-cell>
          <table:table-cell office:value-type="string" calcext:value-type="string">
            <text:p>4665-4690</text:p>
          </table:table-cell>
          <table:table-cell office:value-type="string" calcext:value-type="string">
            <text:p>10235-1031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rrentFrame&gt;9283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90" calcext:value-type="float">
            <text:p>190</text:p>
          </table:table-cell>
          <table:table-cell office:value-type="float" office:value="270" calcext:value-type="float">
            <text:p>270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480" calcext:value-type="float">
            <text:p>480</text:p>
          </table:table-cell>
          <table:table-cell office:value-type="float" office:value="620" calcext:value-type="float">
            <text:p>62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---</text:p>
          </table:table-cell>
          <table:table-cell table:style-name="ce1"/>
          <table:table-cell table:number-columns-repeated="1012"/>
        </table:table-row>
        <table:table-row table:style-name="ro1">
          <table:table-cell table:style-name="ce1" office:value-type="string" calcext:value-type="string">
            <text:p>Ses04F_impro08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office:value-type="float" office:value="520" calcext:value-type="float">
            <text:p>52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634-658</text:p>
          </table:table-cell>
          <table:table-cell office:value-type="string" calcext:value-type="string">
            <text:p>---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es04F_script01_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F_script01_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F_script01_3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460" calcext:value-type="float">
            <text:p>46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F_script02_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490" calcext:value-type="float">
            <text:p>490</text:p>
          </table:table-cell>
          <table:table-cell office:value-type="float" office:value="610" calcext:value-type="float">
            <text:p>61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675-17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s04F_script02_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490" calcext:value-type="float">
            <text:p>490</text:p>
          </table:table-cell>
          <table:table-cell office:value-type="float" office:value="610" calcext:value-type="float">
            <text:p>61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F_script03_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470" calcext:value-type="float">
            <text:p>470</text:p>
          </table:table-cell>
          <table:table-cell office:value-type="float" office:value="590" calcext:value-type="float">
            <text:p>59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F_script03_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impro01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impro02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impro03</text:p>
          </table:table-cell>
          <table:table-cell office:value-type="float" office:value="180" calcext:value-type="float">
            <text:p>180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impro04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impro05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impro06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impro07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impro08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script01_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script01_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script01_3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00" calcext:value-type="float">
            <text:p>500</text:p>
          </table:table-cell>
          <table:table-cell office:value-type="float" office:value="620" calcext:value-type="float">
            <text:p>62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script02_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script02_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script03_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4M_script03_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10" calcext:value-type="float">
            <text:p>51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5" table:style-name="ta1">
        <table:table-column table:style-name="co3" table:default-cell-style-name="ce2"/>
        <table:table-column table:style-name="co2" table:number-columns-repeated="1023" table:default-cell-style-name="ce2"/>
        <table:table-row table:style-name="ro1">
          <table:table-cell table:style-name="ce1"/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c_threshold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[0] Ses05F_impro0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460" calcext:value-type="float">
            <text:p>460</text:p>
          </table:table-cell>
          <table:table-cell office:value-type="float" office:value="580" calcext:value-type="float">
            <text:p>580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F_impro02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2456&gt;currentFrame&gt;241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520" calcext:value-type="float">
            <text:p>520</text:p>
          </table:table-cell>
          <table:table-cell office:value-type="float" office:value="620" calcext:value-type="float">
            <text:p>62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FIXED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string" calcext:value-type="string">
            <text:p>RIGHT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886&gt;currentFrame&gt;280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440" calcext:value-type="float">
            <text:p>44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FIXED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string" calcext:value-type="string">
            <text:p>RIGHT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886&gt;currentFrame&gt;2860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FIXED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string" calcext:value-type="string">
            <text:p>RIGHT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es05F_impro03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40" calcext:value-type="float">
            <text:p>40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CurrentFrame&gt;126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CurrentFrame&gt;51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30" calcext:value-type="float">
            <text:p>30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CurrentFrame&gt;590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30" calcext:value-type="float">
            <text:p>30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CurrentFrame&gt;770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50" calcext:value-type="float">
            <text:p>50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1" office:value-type="string" calcext:value-type="string">
            <text:p>CurrentFrame&gt;780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50" calcext:value-type="float">
            <text:p>50</text:p>
          </table:table-cell>
          <table:table-cell table:style-name="ce1" office:value-type="string" calcext:value-type="string">
            <text:p>FIXED</text:p>
          </table:table-cell>
          <table:table-cell table:style-name="ce1" office:value-type="string" calcext:value-type="string">
            <text:p>WINDOW</text:p>
          </table:table-cell>
          <table:table-cell table:style-name="ce1" office:value-type="string" calcext:value-type="string">
            <text:p>RIGHT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es05F_impro04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urrentFrame&gt;9084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s05F_impro05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40" calcext:value-type="float">
            <text:p>40</text:p>
          </table:table-cell>
          <table:table-cell office:value-type="string" calcext:value-type="string">
            <text:p>---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s05F_impro06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F_impro07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F_impro08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F_script01_1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F_script01_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F_script01_3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F_script02_1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F_script02_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F_script03_1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F_script03_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impro01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impro0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urrentFrame&gt;380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impro03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impro04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impro05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impro06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impro07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urrentFrame&gt;590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impro08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script01_1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script01_1b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script01_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script01_3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script02_1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urrentFrame&gt;730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script02_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script03_1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s05M_script03_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101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2:06:14.610479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9:49:26.022790961</meta:creation-date>
    <meta:generator>LibreOffice/5.1.6.2$Linux_X86_64 LibreOffice_project/10m0$Build-2</meta:generator>
    <dc:date>2018-05-02T20:51:12.954583225</dc:date>
    <meta:editing-duration>P3DT3H43M2S</meta:editing-duration>
    <meta:editing-cycles>99</meta:editing-cycles>
    <meta:document-statistic meta:table-count="5" meta:cell-count="1960" meta:object-count="0"/>
  </office:meta>
</office:document-meta>
</file>